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906F4E0919.jpg"/>
  <manifest:file-entry manifest:media-type="image/jpeg" manifest:full-path="Pictures/10000000000000C8000000B508EACFE3.jpg"/>
  <manifest:file-entry manifest:media-type="image/png" manifest:full-path="Pictures/1000000000000329000003E8D0824A2F.png"/>
  <manifest:file-entry manifest:media-type="image/jpeg" manifest:full-path="Pictures/10000000000003A700000400832320CE.jpg"/>
  <manifest:file-entry manifest:media-type="image/jpeg" manifest:full-path="Pictures/10000000000002EE000002ED9CB2711E.jpg"/>
  <manifest:file-entry manifest:media-type="image/jpeg" manifest:full-path="Pictures/10000000000000E1000000E1B3F1E7A4.jpg"/>
  <manifest:file-entry manifest:media-type="image/jpeg" manifest:full-path="Pictures/10000000000004D80000049D87FCC8A0.jpg"/>
  <manifest:file-entry manifest:media-type="image/jpeg" manifest:full-path="Pictures/10000000000000B40000011725827FED.jpg"/>
  <manifest:file-entry manifest:media-type="image/jpeg" manifest:full-path="Pictures/100000000000020A000002BC10CEC63C.jpg"/>
  <manifest:file-entry manifest:media-type="image/jpeg" manifest:full-path="Pictures/10000000000002E0000002DADBBFAC47.jpg"/>
  <manifest:file-entry manifest:media-type="image/jpeg" manifest:full-path="Pictures/100000000000014000000140C45FFF17.jpg"/>
  <manifest:file-entry manifest:media-type="image/jpeg" manifest:full-path="Pictures/10000000000003200000032006B3D0A6.jpg"/>
  <manifest:file-entry manifest:media-type="image/jpeg" manifest:full-path="Pictures/10000000000003E000000458B9C1FBD4.jpg"/>
  <manifest:file-entry manifest:media-type="image/jpeg" manifest:full-path="Pictures/100000000000019000000190FA2423BE.jpg"/>
  <manifest:file-entry manifest:media-type="image/png" manifest:full-path="Pictures/100002010000075D000007C61659817E.png"/>
  <manifest:file-entry manifest:media-type="image/jpeg" manifest:full-path="Pictures/10000000000001A00000025882639494.jpg"/>
  <manifest:file-entry manifest:media-type="image/jpeg" manifest:full-path="Pictures/10000000000000E1000000E179FC994C.jpg"/>
  <manifest:file-entry manifest:media-type="image/png" manifest:full-path="Pictures/10000000000003E8000003E88CAD4D5E.png"/>
  <manifest:file-entry manifest:media-type="image/jpeg" manifest:full-path="Pictures/10000000000000E0000000E01F1706BE.jpg"/>
  <manifest:file-entry manifest:media-type="image/jpeg" manifest:full-path="Pictures/10000000000002D200000257106148A0.jpg"/>
  <manifest:file-entry manifest:media-type="image/jpeg" manifest:full-path="Pictures/100000000000028A0000028A449A2B4C.jpg"/>
  <manifest:file-entry manifest:media-type="image/jpeg" manifest:full-path="Pictures/100000000000009600000096CA7FCAD4.jpg"/>
  <manifest:file-entry manifest:media-type="image/jpeg" manifest:full-path="Pictures/1000000000000300000003FF606172E2.jpg"/>
  <manifest:file-entry manifest:media-type="image/jpeg" manifest:full-path="Pictures/10000000000000DC000000E5082E761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92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4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75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75"/>
        </table:table-row>
        <table:table-row table:style-name="ro1">
          <table:table-cell office:value-type="float" office:value="1">
            <text:p>1</text:p>
          </table:table-cell>
          <table:table-cell table:number-columns-repeated="42"/>
          <table:table-cell>
            <draw:frame table:end-cell-address="Tabelle1.AR2" table:end-x="0.501cm" table:end-y="0.5cm" draw:z-index="0" draw:name="Grafik 1" draw:style-name="gr1" draw:text-style-name="P1" svg:width="0.5cm" svg:height="0.5cm" svg:x="0.00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">
            <text:p>2</text:p>
          </table:table-cell>
          <table:table-cell table:number-columns-repeated="42"/>
          <table:table-cell>
            <draw:frame table:end-cell-address="Tabelle1.AR3" table:end-x="0.451cm" table:end-y="0.501cm" draw:z-index="1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3">
            <text:p>3</text:p>
          </table:table-cell>
          <table:table-cell table:number-columns-repeated="42"/>
          <table:table-cell>
            <draw:frame table:end-cell-address="Tabelle1.AR4" table:end-x="0.401cm" table:end-y="0.501cm" draw:z-index="2" draw:name="Grafik 3" draw:style-name="gr1" draw:text-style-name="P1" svg:width="0.4cm" svg:height="0.5cm" svg:x="0.001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4">
            <text:p>4</text:p>
          </table:table-cell>
          <table:table-cell table:number-columns-repeated="42"/>
          <table:table-cell>
            <draw:frame table:end-cell-address="Tabelle1.AR5" table:end-x="0.401cm" table:end-y="0.5cm" draw:z-index="3" draw:name="Grafik 4" draw:style-name="gr1" draw:text-style-name="P1" svg:width="0.4cm" svg:height="0.5cm" svg:x="0.001cm" svg:y="0cm">
              <draw:image xlink:href="Pictures/100000000000020A000002BC10CEC63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5">
            <text:p>5</text:p>
          </table:table-cell>
          <table:table-cell table:number-columns-repeated="42"/>
          <table:table-cell>
            <draw:frame table:end-cell-address="Tabelle1.AR6" table:end-x="0.401cm" table:end-y="0.5cm" draw:z-index="4" draw:name="Grafik 5" draw:style-name="gr1" draw:text-style-name="P1" svg:width="0.4cm" svg:height="0.5cm" svg:x="0.001cm" svg:y="0cm">
              <draw:image xlink:href="Pictures/100002010000075D000007C61659817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6">
            <text:p>6</text:p>
          </table:table-cell>
          <table:table-cell table:number-columns-repeated="42"/>
          <table:table-cell>
            <draw:frame table:end-cell-address="Tabelle1.AR7" table:end-x="0.501cm" table:end-y="0.501cm" draw:z-index="5" draw:name="Grafik 6" draw:style-name="gr1" draw:text-style-name="P1" svg:width="0.5cm" svg:height="0.5cm" svg:x="0.001cm" svg:y="0.001cm">
              <draw:image xlink:href="Pictures/10000000000000E0000000E01F1706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7">
            <text:p>7</text:p>
          </table:table-cell>
          <table:table-cell table:number-columns-repeated="42"/>
          <table:table-cell>
            <draw:frame table:end-cell-address="Tabelle1.AR8" table:end-x="0.501cm" table:end-y="0.501cm" draw:z-index="6" draw:name="Grafik 7" draw:style-name="gr1" draw:text-style-name="P1" svg:width="0.5cm" svg:height="0.5cm" svg:x="0.001cm" svg:y="0.001cm">
              <draw:image xlink:href="Pictures/10000000000000E1000000E1B3F1E7A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8">
            <text:p>8</text:p>
          </table:table-cell>
          <table:table-cell table:number-columns-repeated="42"/>
          <table:table-cell>
            <draw:frame table:end-cell-address="Tabelle1.AR9" table:end-x="0.451cm" table:end-y="0.5cm" draw:z-index="7" draw:name="Grafik 8" draw:style-name="gr1" draw:text-style-name="P1" svg:width="0.45cm" svg:height="0.5cm" svg:x="0.001cm" svg:y="0cm">
              <draw:image xlink:href="Pictures/10000000000002EE000002ED9CB2711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9">
            <text:p>9</text:p>
          </table:table-cell>
          <table:table-cell table:number-columns-repeated="42"/>
          <table:table-cell>
            <draw:frame table:end-cell-address="Tabelle1.AR10" table:end-x="0.502cm" table:end-y="0.5cm" draw:z-index="8" draw:name="Grafik 9" draw:style-name="gr1" draw:text-style-name="P1" svg:width="0.5cm" svg:height="0.5cm" svg:x="0.002cm" svg:y="0cm">
              <draw:image xlink:href="Pictures/10000000000003E8000003E88CAD4D5E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0">
            <text:p>10</text:p>
          </table:table-cell>
          <table:table-cell table:number-columns-repeated="42"/>
          <table:table-cell>
            <draw:frame table:end-cell-address="Tabelle1.AR11" table:end-x="0.502cm" table:end-y="0.501cm" draw:z-index="9" draw:name="Grafik 10" draw:style-name="gr1" draw:text-style-name="P1" svg:width="0.5cm" svg:height="0.5cm" svg:x="0.002cm" svg:y="0.001cm">
              <draw:image xlink:href="Pictures/100000000000009600000096CA7FCA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1">
            <text:p>11</text:p>
          </table:table-cell>
          <table:table-cell table:number-columns-repeated="42"/>
          <table:table-cell>
            <draw:frame table:end-cell-address="Tabelle1.AR12" table:end-x="0.452cm" table:end-y="0.5cm" draw:z-index="10" draw:name="Grafik 11" draw:style-name="gr1" draw:text-style-name="P1" svg:width="0.45cm" svg:height="0.5cm" svg:x="0.002cm" svg:y="0cm">
              <draw:image xlink:href="Pictures/100000000000028A0000028A449A2B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2">
            <text:p>12</text:p>
          </table:table-cell>
          <table:table-cell table:number-columns-repeated="42"/>
          <table:table-cell>
            <draw:frame table:end-cell-address="Tabelle1.AR13" table:end-x="0.451cm" table:end-y="0.5cm" draw:z-index="11" draw:name="Grafik 12" draw:style-name="gr1" draw:text-style-name="P1" svg:width="0.45cm" svg:height="0.5cm" svg:x="0.001cm" svg:y="0cm">
              <draw:image xlink:href="Pictures/1000000000000190000001906F4E0919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3">
            <text:p>13</text:p>
          </table:table-cell>
          <table:table-cell table:number-columns-repeated="42"/>
          <table:table-cell>
            <draw:frame table:end-cell-address="Tabelle1.AR14" table:end-x="0.452cm" table:end-y="0.501cm" draw:z-index="12" draw:name="Grafik 13" draw:style-name="gr1" draw:text-style-name="P1" svg:width="0.45cm" svg:height="0.5cm" svg:x="0.002cm" svg:y="0.001cm">
              <draw:image xlink:href="Pictures/10000000000003A700000400832320C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4">
            <text:p>14</text:p>
          </table:table-cell>
          <table:table-cell table:number-columns-repeated="42"/>
          <table:table-cell>
            <draw:frame table:end-cell-address="Tabelle1.AR15" table:end-x="0.401cm" table:end-y="0.501cm" draw:z-index="13" draw:name="Grafik 14" draw:style-name="gr1" draw:text-style-name="P1" svg:width="0.4cm" svg:height="0.5cm" svg:x="0.001cm" svg:y="0.001cm">
              <draw:image xlink:href="Pictures/1000000000000329000003E8D0824A2F.pn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5">
            <text:p>15</text:p>
          </table:table-cell>
          <table:table-cell table:number-columns-repeated="42"/>
          <table:table-cell>
            <draw:frame table:end-cell-address="Tabelle1.AR16" table:end-x="0.502cm" table:end-y="0.5cm" draw:z-index="14" draw:name="Grafik 15" draw:style-name="gr1" draw:text-style-name="P1" svg:width="0.5cm" svg:height="0.5cm" svg:x="0.002cm" svg:y="0cm">
              <draw:image xlink:href="Pictures/10000000000000E1000000E179FC994C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6">
            <text:p>16</text:p>
          </table:table-cell>
          <table:table-cell table:number-columns-repeated="42"/>
          <table:table-cell>
            <draw:frame table:end-cell-address="Tabelle1.AR17" table:end-x="0.401cm" table:end-y="0.5cm" draw:z-index="15" draw:name="Grafik 16" draw:style-name="gr1" draw:text-style-name="P1" svg:width="0.4cm" svg:height="0.5cm" svg:x="0.001cm" svg:y="0cm">
              <draw:image xlink:href="Pictures/10000000000001A0000002588263949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7">
            <text:p>17</text:p>
          </table:table-cell>
          <table:table-cell table:number-columns-repeated="42"/>
          <table:table-cell>
            <draw:frame table:end-cell-address="Tabelle1.AR18" table:end-x="0.451cm" table:end-y="0.501cm" draw:z-index="16" draw:name="Grafik 17" draw:style-name="gr1" draw:text-style-name="P1" svg:width="0.45cm" svg:height="0.5cm" svg:x="0.001cm" svg:y="0.001cm">
              <draw:image xlink:href="Pictures/10000000000003E000000458B9C1FBD4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8">
            <text:p>18</text:p>
          </table:table-cell>
          <table:table-cell table:number-columns-repeated="42"/>
          <table:table-cell>
            <draw:frame table:end-cell-address="Tabelle1.AR19" table:end-x="0.501cm" table:end-y="0.501cm" draw:z-index="17" draw:name="Grafik 18" draw:style-name="gr1" draw:text-style-name="P1" svg:width="0.5cm" svg:height="0.5cm" svg:x="0.001cm" svg:y="0.001cm">
              <draw:image xlink:href="Pictures/10000000000000C8000000B508EACFE3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19">
            <text:p>19</text:p>
          </table:table-cell>
          <table:table-cell table:number-columns-repeated="42"/>
          <table:table-cell>
            <draw:frame table:end-cell-address="Tabelle1.AR20" table:end-x="0.501cm" table:end-y="0.5cm" draw:z-index="18" draw:name="Grafik 19" draw:style-name="gr1" draw:text-style-name="P1" svg:width="0.5cm" svg:height="0.5cm" svg:x="0.001cm" svg:y="0cm">
              <draw:image xlink:href="Pictures/10000000000002E0000002DADBBFAC4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0">
            <text:p>20</text:p>
          </table:table-cell>
          <table:table-cell table:number-columns-repeated="42"/>
          <table:table-cell>
            <draw:frame table:end-cell-address="Tabelle1.AR21" table:end-x="0.501cm" table:end-y="0.501cm" draw:z-index="19" draw:name="Grafik 20" draw:style-name="gr1" draw:text-style-name="P1" svg:width="0.5cm" svg:height="0.5cm" svg:x="0.001cm" svg:y="0.001cm">
              <draw:image xlink:href="Pictures/10000000000003200000032006B3D0A6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1">
            <text:p>21</text:p>
          </table:table-cell>
          <table:table-cell table:number-columns-repeated="42"/>
          <table:table-cell>
            <draw:frame table:end-cell-address="Tabelle1.AR22" table:end-x="0.401cm" table:end-y="0.501cm" draw:z-index="20" draw:name="Grafik 21" draw:style-name="gr1" draw:text-style-name="P1" svg:width="0.4cm" svg:height="0.5cm" svg:x="0.001cm" svg:y="0.001cm">
              <draw:image xlink:href="Pictures/10000000000000B40000011725827FED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2">
            <text:p>22</text:p>
          </table:table-cell>
          <table:table-cell table:number-columns-repeated="42"/>
          <table:table-cell>
            <draw:frame table:end-cell-address="Tabelle1.AR23" table:end-x="0.501cm" table:end-y="0.5cm" draw:z-index="21" draw:name="Grafik 22" draw:style-name="gr1" draw:text-style-name="P1" svg:width="0.5cm" svg:height="0.5cm" svg:x="0.001cm" svg:y="0cm">
              <draw:image xlink:href="Pictures/100000000000019000000190FA2423BE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3">
            <text:p>23</text:p>
          </table:table-cell>
          <table:table-cell table:number-columns-repeated="42"/>
          <table:table-cell>
            <draw:frame table:end-cell-address="Tabelle1.AR24" table:end-x="0.451cm" table:end-y="0.5cm" draw:z-index="22" draw:name="Grafik 23" draw:style-name="gr1" draw:text-style-name="P1" svg:width="0.45cm" svg:height="0.5cm" svg:x="0.001cm" svg:y="0cm">
              <draw:image xlink:href="Pictures/100000000000014000000140C45FFF17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>
          <table:table-cell office:value-type="float" office:value="24">
            <text:p>24</text:p>
          </table:table-cell>
          <table:table-cell table:number-columns-repeated="42"/>
          <table:table-cell>
            <draw:frame table:end-cell-address="Tabelle1.AR25" table:end-x="0.502cm" table:end-y="0.451cm" draw:z-index="23" draw:name="Grafik 24" draw:style-name="gr1" draw:text-style-name="P1" svg:width="0.5cm" svg:height="0.45cm" svg:x="0.002cm" svg:y="0.001cm">
              <draw:image xlink:href="Pictures/10000000000002D200000257106148A0.jpg" xlink:type="simple" xlink:show="embed" xlink:actuate="onLoad">
                <text:p/>
              </draw:image>
            </draw:frame>
          </table:table-cell>
          <table:table-cell table:number-columns-repeated="98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15:5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5:09:01.19</meta:creation-date>
    <meta:generator>OpenOffice/4.1.4$Win32 OpenOffice.org_project/414m5$Build-9788</meta:generator>
    <dc:date>2018-04-20T15:50:47.13</dc:date>
    <dc:creator>Felix Kahlert</dc:creator>
    <meta:editing-duration>PT41M46S</meta:editing-duration>
    <meta:editing-cycles>1</meta:editing-cycles>
    <meta:document-statistic meta:table-count="3" meta:cell-count="72" meta:object-count="24"/>
  </office:meta>
</office:document-meta>
</file>